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8"/>
        <table:table-column table:style-name="co12" table:default-cell-style-name="ce15"/>
        <table:table-column table:style-name="co13" table:default-cell-style-name="ce15"/>
        <table:table-column table:style-name="co14" table:number-columns-repeated="16371" table:default-cell-style-name="ce15"/>
        <table:table-row table:style-name="ro1"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Spell Casting Category</text:p>
          </table:table-cell>
          <table:table-cell table:style-name="ce1" office:value-type="string" calcext:value-type="string">
            <text:p>Magic Realm</text:p>
          </table:table-cell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Spell Book Page Title</text:p>
          </table:table-cell>
          <table:table-cell table:style-name="ce1" office:value-type="string" calcext:value-type="string">
            <text:p>CP TP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Target Type</text:p>
          </table:table-cell>
          <table:table-cell table:style-name="ce1" office:value-type="string" calcext:value-type="string">
            <text:p>Spell_Resistance_Modifier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6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6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6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6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6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6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6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6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6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6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6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6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6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6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6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6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6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6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6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6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6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6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6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6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6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6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6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6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6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6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6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6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6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6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6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6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6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6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6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6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6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6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6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6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6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6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6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6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6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6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6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6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6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6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6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6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6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6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6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6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6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6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6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6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6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6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6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6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6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6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6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6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6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6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6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6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6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6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6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6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6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6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6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6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6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6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6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6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6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6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6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6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6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6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6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6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6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6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6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6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6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6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6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6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6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6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6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6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6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6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6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6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6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6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6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6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6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6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6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6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6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6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6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6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6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6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6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6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6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6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6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6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6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6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6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6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6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6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6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6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6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6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6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6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6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6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6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6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6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6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6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6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6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6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6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6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6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6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6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6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6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6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6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6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6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6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6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6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6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6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6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6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6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6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6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6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6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6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6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6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6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4" table:number-columns-repeated="16380" table:default-cell-style-name="ce15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scc_Summonin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cc_Unit_Enchantment</text:p>
          </table:table-cell>
          <table:table-cell table:style-name="ce25" office:value-type="string" calcext:value-type="string">
            <text:p>1, 15</text:p>
          </table:table-cell>
          <table:table-cell table:style-name="ce25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1">scc_</text:span>City_Enchantment_Positive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1">scc_</text:span>City_Enchantment_Negative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scc_Direct_Damage_Fixed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5" office:value-type="string" calcext:value-type="string">
            <text:p>6, 17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>
            <text:p>scc_Global_Enchantment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5"/>
          <table:table-cell table:style-name="ce25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5" office:value-type="string" calcext:value-type="string">
            <text:p>6, 17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6" office:value-type="string" calcext:value-type="string">
            <text:p><text:span text:style-name="T1">scc_</text:span>Dispels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6" office:value-type="string" calcext:value-type="string">
            <text:p><text:span text:style-name="T1">scc_</text:span>Disenchants</text:p>
          </table:table-cell>
          <table:table-cell table:number-columns-repeated="2" table:style-name="ce25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6" office:value-type="string" calcext:value-type="string">
            <text:p><text:span text:style-name="T1">scc_</text:span>Disjunctions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6" office:value-type="string" calcext:value-type="string">
            <text:p><text:span text:style-name="T1">scc_Combat_</text:span>Counter_Magic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6" office:value-type="string" calcext:value-type="string">
            <text:p>scc_Direct_Damage_Variable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6" office:value-type="string" calcext:value-type="string">
            <text:p><text:span text:style-name="T1">scc_Combat_</text:span>Banish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5"/>
        <table:table-column table:style-name="co19" table:default-cell-style-name="ce15"/>
        <table:table-column table:style-name="co14" table:number-columns-repeated="16382" table:default-cell-style-name="ce15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6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4T23:36:36.059000000</dc:date>
    <meta:editing-duration>P20DT19H40M3S</meta:editing-duration>
    <meta:editing-cycles>90</meta:editing-cycles>
    <meta:document-statistic meta:table-count="7" meta:cell-count="3884" meta:object-count="0"/>
  </office:meta>
</office:document-meta>
</file>